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69cm"/>
    </style:style>
    <style:style style:name="gr6" style:family="graphic" style:parent-style-name="standard">
      <style:graphic-properties draw:stroke="none" draw:fill="none" draw:fill-color="#ffffff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1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2-notes">
      <style:graphic-properties draw:fill-color="#ffffff" draw:auto-grow-height="true" fo:min-height="12.572cm"/>
    </style:style>
    <style:style style:name="pr5" style:family="presentation" style:parent-style-name="Default3-notes">
      <style:graphic-properties draw:fill-color="#ffffff" draw:auto-grow-height="true" fo:min-height="12.572cm"/>
    </style:style>
    <style:style style:name="pr6" style:family="presentation" style:parent-style-name="Default4-notes">
      <style:graphic-properties draw:fill-color="#ffffff" draw:auto-grow-height="true" fo:min-height="12.572cm"/>
    </style:style>
    <style:style style:name="pr7" style:family="presentation" style:parent-style-name="Default5-notes">
      <style:graphic-properties draw:fill-color="#ffffff" draw:auto-grow-height="true" fo:min-height="12.572cm"/>
    </style:style>
    <style:style style:name="pr8" style:family="presentation" style:parent-style-name="Default6-notes">
      <style:graphic-properties draw:fill-color="#ffffff" draw:auto-grow-height="true" fo:min-height="12.572cm"/>
    </style:style>
    <style:style style:name="pr9" style:family="presentation" style:parent-style-name="Default7-notes">
      <style:graphic-properties draw:fill-color="#ffffff" draw:auto-grow-height="true" fo:min-height="12.572cm"/>
    </style:style>
    <style:style style:name="pr10" style:family="presentation" style:parent-style-name="Default8-notes">
      <style:graphic-properties draw:fill-color="#ffffff" draw:auto-grow-height="true" fo:min-height="12.572cm"/>
    </style:style>
    <style:style style:name="pr11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Arial" fo:font-size="20pt" fo:text-shadow="none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8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f" style:font-name="Segoe UI1" fo:font-size="16pt" fo:text-shadow="1pt 1pt" fo:font-weight="bold" style:font-size-asian="16pt" style:font-weight-asian="bold" style:font-size-complex="16pt" style:font-weight-complex="bold"/>
    </style:style>
    <style:style style:name="T11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82cm">
          <draw:text-box>
            <text:p text:style-name="P1"><text:span text:style-name="T1">HYMN #466</text:span></text:p>
            <text:p text:style-name="P1"><text:span text:style-name="T2">“</text:span><text:span text:style-name="T2">Christ Has Arisen, Alleluia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3">1.</text:span><text:span text:style-name="T4"> Christ has arisen, alleluia.</text:span><text:span text:style-name="T4"><text:line-break/></text:span><text:span text:style-name="T4">Rejoice and praise Him, alleluia.</text:span><text:span text:style-name="T4"><text:line-break/></text:span><text:span text:style-name="T4">For our Redeemer burst from the tomb,</text:span><text:span text:style-name="T4"><text:line-break/></text:span><text:span text:style-name="T4">Even from death, dispelling its gloo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0">
        <draw:frame draw:style-name="gr4" draw:text-style-name="P6" draw:layer="layout" svg:width="26.416cm" svg:height="8.133cm" svg:x="1.016cm" svg:y="0.508cm">
          <draw:text-box>
            <text:p text:style-name="P5"><text:span text:style-name="T5">Refrain:</text:span><text:span text:style-name="T6"><text:tab/></text:span></text:p>
            <text:p text:style-name="P1"><text:span text:style-name="T4">Let us sing praise to Him with endless joy;</text:span><text:span text:style-name="T4"><text:line-break/></text:span><text:span text:style-name="T7">Death’s fearful sting He has come to destroy.</text:span><text:span text:style-name="T4"><text:line-break/></text:span><text:span text:style-name="T4">Our sin forgiving, alleluia!</text:span><text:span text:style-name="T4"><text:line-break/></text:span><text:span text:style-name="T4">Jesus is living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2" presentation:presentation-page-layout-name="AL1T0">
        <draw:frame draw:style-name="gr3" draw:text-style-name="P4" draw:layer="layout" svg:width="25.654cm" svg:height="7.011cm" svg:x="1.292cm" svg:y="0.883cm">
          <draw:text-box>
            <text:p text:style-name="P1"><text:span text:style-name="T3">2.</text:span><text:span text:style-name="T4"> </text:span><text:span text:style-name="T7"><text:tab/></text:span><text:span text:style-name="T7">For three long days the grave did its worst</text:span><text:span text:style-name="T4"><text:line-break/></text:span><text:span text:style-name="T4">Until its strength by God was dispersed.</text:span><text:span text:style-name="T4"><text:line-break/></text:span><text:span text:style-name="T4">He who gives life did death undergo;</text:span><text:span text:style-name="T4"><text:line-break/></text:span><text:span text:style-name="T4">And in its conquest His might did sh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1T0">
        <draw:frame draw:style-name="gr4" draw:text-style-name="P6" draw:layer="layout" svg:width="26.416cm" svg:height="8.133cm" svg:x="1.016cm" svg:y="0.508cm">
          <draw:text-box>
            <text:p text:style-name="P5"><text:span text:style-name="T5">Refrain:</text:span><text:span text:style-name="T6"><text:tab/></text:span></text:p>
            <text:p text:style-name="P1"><text:span text:style-name="T4">Let us sing praise to Him with endless joy;</text:span><text:span text:style-name="T4"><text:line-break/></text:span><text:span text:style-name="T7">Death’s fearful sting He has come to destroy.</text:span><text:span text:style-name="T4"><text:line-break/></text:span><text:span text:style-name="T4">Our sin forgiving, alleluia!</text:span><text:span text:style-name="T4"><text:line-break/></text:span><text:span text:style-name="T4">Jesus is living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3" draw:text-style-name="P4" draw:layer="layout" svg:width="25.908cm" svg:height="7.011cm" svg:x="1.016cm" svg:y="0.863cm">
          <draw:text-box>
            <text:p text:style-name="P1"><text:span text:style-name="T3">3.</text:span><text:span text:style-name="T4"> The angel said to them, “Do not fear!</text:span><text:span text:style-name="T4"><text:line-break/></text:span><text:span text:style-name="T4">You look for Jesus who is not here.</text:span><text:span text:style-name="T4"><text:line-break/></text:span><text:span text:style-name="T4">See for yourselves the tomb is all bare;</text:span><text:span text:style-name="T4"><text:line-break/></text:span><text:span text:style-name="T4">Only the grave cloths are lying ther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5" presentation:presentation-page-layout-name="AL1T0">
        <draw:frame draw:style-name="gr4" draw:text-style-name="P6" draw:layer="layout" svg:width="26.416cm" svg:height="8.133cm" svg:x="1.016cm" svg:y="0.508cm">
          <draw:text-box>
            <text:p text:style-name="P5"><text:span text:style-name="T5">Refrain:</text:span><text:span text:style-name="T6"><text:tab/></text:span></text:p>
            <text:p text:style-name="P1"><text:span text:style-name="T4">Let us sing praise to Him with endless joy;</text:span><text:span text:style-name="T4"><text:line-break/></text:span><text:span text:style-name="T7">Death’s fearful sting He has come to destroy.</text:span><text:span text:style-name="T4"><text:line-break/></text:span><text:span text:style-name="T4">Our sin forgiving, alleluia!</text:span><text:span text:style-name="T4"><text:line-break/></text:span><text:span text:style-name="T4">Jesus is living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6" presentation:presentation-page-layout-name="AL1T0">
        <draw:frame draw:style-name="gr5" draw:text-style-name="P9" draw:layer="layout" svg:width="26.416cm" svg:height="6.619cm" svg:x="0.762cm" svg:y="0.849cm">
          <draw:text-box>
            <text:p text:style-name="P8"><text:span text:style-name="T7">4. “Go spread the news: He’s not in the grave;</text:span></text:p>
            <text:p text:style-name="P8"><text:span text:style-name="T7">He has arisen this world to save.</text:span></text:p>
            <text:p text:style-name="P8"><text:span text:style-name="T7">Jesus’ redeeming labors are done;</text:span></text:p>
            <text:p text:style-name="P8"><text:span text:style-name="T7">Even the battle with sin is w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7" presentation:presentation-page-layout-name="AL1T0">
        <draw:frame draw:style-name="gr4" draw:text-style-name="P6" draw:layer="layout" svg:width="26.416cm" svg:height="8.133cm" svg:x="1.016cm" svg:y="0.508cm">
          <draw:text-box>
            <text:p text:style-name="P5"><text:span text:style-name="T5">Refrain:</text:span><text:span text:style-name="T6"><text:tab/></text:span></text:p>
            <text:p text:style-name="P1"><text:span text:style-name="T4">Let us sing praise to Him with endless joy;</text:span><text:span text:style-name="T4"><text:line-break/></text:span><text:span text:style-name="T7">Death’s fearful sting He has come to destroy.</text:span><text:span text:style-name="T4"><text:line-break/></text:span><text:span text:style-name="T4">Our sin forgiving, alleluia!</text:span><text:span text:style-name="T4"><text:line-break/></text:span><text:span text:style-name="T4">Jesus is living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8" presentation:presentation-page-layout-name="AL1T0">
        <draw:frame draw:style-name="gr6" draw:text-style-name="P11" draw:layer="layout" svg:width="25.146cm" svg:height="7.011cm" svg:x="1.27cm" svg:y="0.762cm">
          <draw:text-box>
            <text:p text:style-name="P10"><text:span text:style-name="T8">5.</text:span><text:span text:style-name="T9"> Christ has arisen; He sets us free;</text:span></text:p>
            <text:p text:style-name="P10"><text:span text:style-name="T9">Alleluia, to Him praises be.</text:span></text:p>
            <text:p text:style-name="P10"><text:span text:style-name="T9">Jesus is living! Let us all sing;</text:span></text:p>
            <text:p text:style-name="P10"><text:span text:style-name="T9">He reigns triumphant, heavenly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" presentation:presentation-page-layout-name="AL1T0">
        <draw:frame draw:style-name="gr7" draw:text-style-name="P6" draw:layer="layout" svg:width="26.416cm" svg:height="13.583cm" svg:x="1.016cm" svg:y="0.508cm">
          <draw:text-box>
            <text:p text:style-name="P5"><text:span text:style-name="T5">Refrain:</text:span><text:span text:style-name="T6"><text:tab/></text:span></text:p>
            <text:p text:style-name="P1"><text:span text:style-name="T4">Let us sing praise to Him with endless joy;</text:span><text:span text:style-name="T4"><text:line-break/></text:span><text:span text:style-name="T7">Death’s fearful sting He has come to destroy.</text:span><text:span text:style-name="T4"><text:line-break/></text:span><text:span text:style-name="T4">Our sin forgiving, alleluia!</text:span><text:span text:style-name="T4"><text:line-break/></text:span><text:span text:style-name="T4">Jesus is living, alleluia!</text:span></text:p>
            <text:p text:style-name="P1"><text:span text:style-name="T4"><text:s/></text:span></text:p>
            <text:p text:style-name="P5"><text:span text:style-name="T10"><text:s text:c="6"/></text:span><text:span text:style-name="T11">© 1977 Howard S. Olson.</text:span></text:p>
            <text:p text:style-name="P5"><text:span text:style-name="T12"><text:s text:c="5"/></text:span><text:span text:style-name="T12">Used by permission:</text:span></text:p>
            <text:p text:style-name="P5"><text:span text:style-name="T12"><text:s text:c="6"/></text:span><text:span text:style-name="T12">LSB Hymn License </text:span></text:p>
            <text:p text:style-name="P5"><text:span text:style-name="T12"><text:s text:c="5"/></text:span><text:span text:style-name="T12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19:13:37.609000000</meta:creation-date>
    <dc:title>Hymn template</dc:title>
    <meta:editing-duration>PT13M50S</meta:editing-duration>
    <meta:editing-cycles>9</meta:editing-cycles>
    <meta:generator>LibreOffice/6.1.3.2$Windows_X86_64 LibreOffice_project/86daf60bf00efa86ad547e59e09d6bb77c699acb</meta:generator>
    <meta:initial-creator>Arthur Hoch</meta:initial-creator>
    <dc:date>2019-01-17T20:10:29.047000000</dc:date>
    <meta:document-statistic meta:object-count="174"/>
    <meta:template xlink:type="simple" xlink:actuate="onRequest" xlink:title="Hymn template" xlink:href="../../AppData/Roaming/LibreOffice/4/user/template/Worship%20Templsates/Hymn%20template.otp" meta:date="2015-04-08T19:13:37.344000000"/>
  </office:meta>
</office:document-meta>
</file>